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round" draw:fill="solid" draw:fill-color="#ffcc99" draw:textarea-vertical-align="middle" draw:auto-grow-height="false" draw:fit-to-size="false" fo:min-height="2.434cm" fo:min-width="3.755cm" fo:padding-top="0.151cm" fo:padding-bottom="0.151cm" fo:padding-left="0.276cm" fo:padding-right="0.276cm" fo:wrap-option="no-wrap"/>
    </style:style>
    <style:style style:name="gr2" style:family="graphic" style:parent-style-name="standard">
      <style:graphic-properties draw:stroke="solid" svg:stroke-width="0cm" svg:stroke-color="#000000" draw:fill="solid" draw:fill-color="#99cc66" draw:textarea-vertical-align="middle" draw:auto-grow-height="false" draw:fit-to-size="false" fo:min-height="1.528cm" fo:min-width="1.539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000000" draw:fill="solid" draw:fill-color="#99cc66" draw:textarea-vertical-align="middle" draw:auto-grow-height="false" draw:fit-to-size="false" fo:min-height="1.491cm" fo:min-width="1.544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svg:stroke-color="#000000" draw:fill-color="#fecd38" draw:textarea-horizontal-align="justify" draw:textarea-vertical-align="middle" draw:auto-grow-height="false" fo:min-height="2.608cm" fo:min-width="2.549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612cm"/>
    </style:style>
    <style:style style:name="gr6" style:family="graphic" style:parent-style-name="standard">
      <style:graphic-properties draw:stroke="solid" svg:stroke-width="0cm" svg:stroke-color="#000000" draw:fill="solid" draw:fill-color="#99cc66" draw:textarea-vertical-align="middle" draw:auto-grow-height="false" draw:fit-to-size="false" fo:min-height="1.528cm" fo:min-width="1.538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fill="none" draw:fill-color="#729fcf" draw:opacity="50%" draw:textarea-horizontal-align="justify" draw:textarea-vertical-align="middle" draw:auto-grow-height="false" fo:min-height="8.386cm" fo:min-width="4.164cm" draw:shadow-opacity="50%"/>
    </style:style>
    <style:style style:name="gr8" style:family="graphic" style:parent-style-name="standard">
      <style:graphic-properties draw:fill="none" draw:fill-color="#729fcf" draw:opacity="50%" draw:textarea-horizontal-align="justify" draw:textarea-vertical-align="middle" draw:auto-grow-height="false" fo:min-height="8.386cm" fo:min-width="3.894cm" draw:shadow-opacity="50%"/>
    </style:style>
    <style:style style:name="gr9" style:family="graphic" style:parent-style-name="standard">
      <style:graphic-properties draw:stroke="solid" svg:stroke-width="0.053cm" svg:stroke-color="#000000" draw:stroke-linejoin="round" draw:fill="solid" draw:fill-color="#ffcc99" draw:textarea-vertical-align="middle" draw:auto-grow-height="false" draw:fit-to-size="false" fo:padding-top="0.151cm" fo:padding-bottom="0.151cm" fo:padding-left="0.276cm" fo:padding-right="0.276cm" fo:wrap-option="no-wrap"/>
    </style:style>
    <style:style style:name="gr10" style:family="graphic" style:parent-style-name="standard">
      <style:graphic-properties draw:stroke="solid" svg:stroke-width="0cm" svg:stroke-color="#000000" draw:fill="solid" draw:fill-color="#ffd320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style:paragraph-properties fo:margin-top="0cm" fo:margin-bottom="0cm" fo:line-height="100%" fo:text-align="center" style:writing-mode="lr-tb" style:font-independent-line-spacing="true"/>
      <style:text-properties fo:font-size="16pt" style:font-size-asian="16pt" style:font-size-complex="16pt"/>
    </style:style>
    <style:style style:name="P3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center"/>
      <style:text-properties fo:font-size="16pt" style:font-size-asian="16pt" style:font-size-complex="16pt"/>
    </style:style>
    <style:style style:name="P6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6pt" style:font-size-asian="16pt" style:font-size-complex="16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lr-tb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_0" draw:style-name="gr1" draw:text-style-name="P2" draw:layer="layout" svg:width="3.75cm" svg:height="2.365cm" svg:x="9.419cm" svg:y="5.937cm">
          <text:p text:style-name="P1"><text:span text:style-name="T1">Preprocessing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CustomShape 6_1" draw:style-name="gr2" draw:text-style-name="P2" draw:layer="layout" svg:width="2.627cm" svg:height="1.506cm" svg:x="5.07cm" svg:y="4.809cm">
          <text:p text:style-name="P1"><text:span text:style-name="T1">Fire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7_1" draw:style-name="gr2" draw:text-style-name="P2" draw:layer="layout" svg:width="2.627cm" svg:height="1.507cm" svg:x="5.07cm" svg:y="6.503cm">
          <text:p text:style-name="P1"><text:span text:style-name="T1">Law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8_1" draw:style-name="gr3" draw:text-style-name="P2" draw:layer="layout" svg:width="2.634cm" svg:height="1.473cm" svg:x="5.07cm" svg:y="8.314cm">
          <text:p text:style-name="P1"><text:span text:style-name="T1">Structural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style-name="gr4" draw:text-style-name="P3" draw:layer="layout" svg:width="2.871cm" svg:height="3.97cm" svg:x="0.508cm" svg:y="5.228cm">
          <text:p text:style-name="P1"><text:span text:style-name="T2">NYC </text:span></text:p>
          <text:p text:style-name="P1"><text:span text:style-name="T2">Emergency</text:span></text:p>
          <text:p text:style-name="P1"><text:span text:style-name="T2">Response </text:span></text:p>
          <text:p text:style-name="P1"><text:span text:style-name="T2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.091cm" svg:height="0.215cm" svg:x="3.486cm" svg:y="7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09cm" svg:height="0.215cm" svg:x="8.183cm" svg:y="7.1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091cm" svg:height="0.216cm" svg:x="13.375cm" svg:y="7.2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7_0" draw:style-name="gr2" draw:text-style-name="P2" draw:layer="layout" svg:width="2.625cm" svg:height="1.503cm" svg:x="14.883cm" svg:y="4.829cm">
          <text:p text:style-name="P1"><text:span text:style-name="T1">Train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8_0" draw:style-name="gr3" draw:text-style-name="P2" draw:layer="layout" svg:width="2.63cm" svg:height="1.475cm" svg:x="14.883cm" svg:y="6.636cm">
          <text:p text:style-name="P1"><text:span text:style-name="T1"><text:s/></text:span><text:span text:style-name="T1">Validation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9_0" draw:style-name="gr6" draw:text-style-name="P2" draw:layer="layout" svg:width="2.625cm" svg:height="1.504cm" svg:x="14.883cm" svg:y="8.385cm">
          <text:p text:style-name="P1"><text:span text:style-name="T1">Test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style-name="gr7" draw:text-style-name="P4" draw:layer="layout" svg:width="3.302cm" svg:height="5.842cm" svg:x="4.726cm" svg:y="4.3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02cm" svg:height="6.096cm" svg:x="14.632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9cm" svg:height="0.215cm" svg:x="18.114cm" svg:y="7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9" draw:text-style-name="P6" draw:layer="layout" svg:width="2.839cm" svg:height="2.03cm" svg:x="19.404cm" svg:y="6.285cm">
          <text:p text:style-name="P5"><text:span text:style-name="T1">DeepER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10" draw:text-style-name="P7" draw:layer="layout" svg:width="3.447cm" svg:height="1.269cm" svg:x="23.763cm" svg:y="5.267cm">
          <text:p text:style-name="P5"><text:span text:style-name="T1">Predictions</text:span></text:p>
          <draw:enhanced-geometry draw:mirror-horizontal="false" draw:mirror-vertical="false" svg:viewBox="0 0 0 0" draw:text-areas="0 0 ?f11 ?f6" draw:type="ooxml-foldedCorner" draw:modifiers="189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CustomShape 15" draw:style-name="gr10" draw:text-style-name="P7" draw:layer="layout" svg:width="3.447cm" svg:height="1.27cm" svg:x="23.764cm" svg:y="8.114cm">
          <text:p text:style-name="P5"><text:span text:style-name="T1">Predictions</text:span></text:p>
          <draw:enhanced-geometry draw:mirror-horizontal="false" draw:mirror-vertical="false" svg:viewBox="0 0 0 0" draw:text-areas="0 0 ?f11 ?f6" draw:type="ooxml-foldedCorner" draw:modifiers="189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style-name="gr5" draw:text-style-name="P4" draw:layer="layout" svg:width="1.09cm" svg:height="0.215cm" svg:x="22.515cm" svg:y="7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4" draw:style-name="gr11" draw:text-style-name="P9" draw:layer="layout" svg:width="1.668cm" svg:height="0.96cm" svg:x="24.392cm" svg:y="6.71cm">
          <text:p text:style-name="P8"><text:span text:style-name="T3">…</text:span><text:span text:style-name="T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2.134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Hatching_20_1" draw:fill-image-name="Bitmape_20_1" draw:shadow-offset-x="0.203cm" draw:shadow-offset-y="0.203cm" draw:start-line-spacing-horizontal="1.829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01T10:22:00.894260461</dc:date>
    <meta:generator>LibreOffice/4.2.8.2$Linux_X86_64 LibreOffice_project/420m0$Build-2</meta:generator>
    <meta:editing-duration>PT2H25M32S</meta:editing-duration>
    <meta:editing-cycles>17</meta:editing-cycles>
    <meta:document-statistic meta:object-count="39"/>
  </office:meta>
</office:document-meta>
</file>